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Text_20_body" style:list-style-name="L3">
      <style:paragraph-properties fo:margin-top="0in" fo:margin-bottom="0in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PCA</text:span> and <text:span text:style-name="Strong_20_Emphasis">LDA</text:span> </text:p>
      <text:p text:style-name="Text_20_body">Choosing between <text:span text:style-name="Strong_20_Emphasis">PCA</text:span> and <text:span text:style-name="Strong_20_Emphasis">LDA</text:span> depends on your dataset and the problem you’re trying to solve. Here’s how to decide, explained simply:</text:p>
      <text:h text:style-name="Heading_20_3" text:outline-level="3"><text:span text:style-name="Strong_20_Emphasis">1. Nature of the Data:</text:span></text:h>
      <text:list xml:id="list85975939377338910" text:style-name="L1">
        <text:list-item>
          <text:p text:style-name="P1"><text:span text:style-name="Strong_20_Emphasis">PCA (Principal Component Analysis)</text:span>:</text:p>
          <text:list>
            <text:list-item>
              <text:p text:style-name="P8"><text:span text:style-name="Strong_20_Emphasis">Unsupervised</text:span>: PCA doesn’t use labels (classes) and looks for patterns in the data without knowing what the categories are.</text:p>
            </text:list-item>
            <text:list-item>
              <text:p text:style-name="P8">Good for <text:span text:style-name="Strong_20_Emphasis">finding the main structure</text:span> in data with no clear classes.</text:p>
            </text:list-item>
            <text:list-item>
              <text:p text:style-name="P8">It’s helpful if you want to reduce dimensions and the data has lots of correlated features but no specific target variable to separate.</text:p>
            </text:list-item>
          </text:list>
        </text:list-item>
        <text:list-item>
          <text:p text:style-name="P1"><text:span text:style-name="Strong_20_Emphasis">LDA (Linear Discriminant Analysis)</text:span>:</text:p>
          <text:list>
            <text:list-item>
              <text:p text:style-name="P8"><text:span text:style-name="Strong_20_Emphasis">Supervised</text:span>: LDA uses labels, so it knows what the different classes are (e.g., different types of wine).</text:p>
            </text:list-item>
            <text:list-item>
              <text:p text:style-name="P8">Good for <text:span text:style-name="Strong_20_Emphasis">separating classes</text:span>: It finds directions in the data that maximize the separation between classes.</text:p>
            </text:list-item>
            <text:list-item>
              <text:p text:style-name="P1">It’s helpful when your goal is to <text:span text:style-name="Strong_20_Emphasis">classify data into known categories</text:span> and you want to reduce dimensions while keeping class separability.</text:p>
            </text:list-item>
          </text:list>
        </text:list-item>
      </text:list>
      <text:h text:style-name="Heading_20_3" text:outline-level="3"><text:span text:style-name="Strong_20_Emphasis">2. Purpose of the Analysis:</text:span></text:h>
      <text:list xml:id="list4533397473390017015" text:style-name="L2">
        <text:list-item>
          <text:p text:style-name="P2"><text:span text:style-name="Strong_20_Emphasis">Choose PCA</text:span> if:</text:p>
          <text:list>
            <text:list-item>
              <text:p text:style-name="P9">You want to <text:span text:style-name="Strong_20_Emphasis">reduce complexity</text:span> and simplify the data, without necessarily focusing on class differences.</text:p>
            </text:list-item>
            <text:list-item>
              <text:p text:style-name="P9">You need to <text:span text:style-name="Strong_20_Emphasis">explore patterns or structures</text:span> in the data without labels.</text:p>
            </text:list-item>
            <text:list-item>
              <text:p text:style-name="P9">Example: Reducing dimensions in an image dataset for pattern recognition, regardless of specific labels.</text:p>
            </text:list-item>
          </text:list>
        </text:list-item>
        <text:list-item>
          <text:p text:style-name="P2"><text:span text:style-name="Strong_20_Emphasis">Choose LDA</text:span> if:</text:p>
          <text:list>
            <text:list-item>
              <text:p text:style-name="P9">You want to <text:span text:style-name="Strong_20_Emphasis">improve classification</text:span> by separating classes clearly.</text:p>
            </text:list-item>
            <text:list-item>
              <text:p text:style-name="P9">You have <text:span text:style-name="Strong_20_Emphasis">labeled data</text:span> and need to reduce dimensions while keeping the classes as distinct as possible.</text:p>
            </text:list-item>
            <text:list-item>
              <text:p text:style-name="P2">Example: Reducing features in a medical dataset to separate disease types for better diagnosis.</text:p>
            </text:list-item>
          </text:list>
        </text:list-item>
      </text:list>
      <text:h text:style-name="Heading_20_3" text:outline-level="3"><text:span text:style-name="Strong_20_Emphasis">Simple Decision Guide</text:span>:</text:h>
      <text:list xml:id="list6618344704194852859" text:style-name="L3">
        <text:list-item>
          <text:p text:style-name="P10">If your goal is <text:span text:style-name="Strong_20_Emphasis">exploratory analysis</text:span> or <text:span text:style-name="Strong_20_Emphasis">finding patterns</text:span> in unlabeled data, go with <text:span text:style-name="Strong_20_Emphasis">PCA</text:span>.</text:p>
        </text:list-item>
        <text:list-item>
          <text:p text:style-name="P3">If you have <text:span text:style-name="Strong_20_Emphasis">labeled data</text:span> and need to <text:span text:style-name="Strong_20_Emphasis">classify or distinguish classes</text:span>, <text:span text:style-name="Strong_20_Emphasis">LDA</text:span> is a better choice.</text:p>
        </text:list-item>
      </text:list>
      <text:p text:style-name="Text_20_body">In short, <text:span text:style-name="Strong_20_Emphasis">use PCA for general simplification</text:span> of data and <text:span text:style-name="Strong_20_Emphasis">LDA for supervised class separation</text:span>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ext_20_body"><text:span text:style-name="Strong_20_Emphasis">PCA</text:span> and <text:span text:style-name="Strong_20_Emphasis">LDA</text:span> are important methods, but they’re best suited for different types of problems. Let’s break down how to choose between them in simple terms:</text:p>
      <text:h text:style-name="Heading_20_3" text:outline-level="3">1. <text:span text:style-name="Strong_20_Emphasis">Principal Component Analysis (PCA)</text:span></text:h>
      <text:list xml:id="list4570189987399286845" text:style-name="L4">
        <text:list-item>
          <text:p text:style-name="P11"><text:span text:style-name="Strong_20_Emphasis">Goal</text:span>: Simplify data by finding the directions with the most variation, ignoring any labels or class information.</text:p>
        </text:list-item>
        <text:list-item>
          <text:p text:style-name="P11"><text:span text:style-name="Strong_20_Emphasis">When to Use</text:span>: PCA works well for <text:span text:style-name="Strong_20_Emphasis">unsupervised problems</text:span> where you just want to reduce dimensions without considering class labels (e.g., exploring patterns, clustering, or simplifying data before another analysis).</text:p>
        </text:list-item>
        <text:list-item>
          <text:p text:style-name="P4"><text:span text:style-name="Strong_20_Emphasis">Best For</text:span>: Situations where you have many features and need to remove noise or reduce the data’s complexity. It’s about <text:span text:style-name="Strong_20_Emphasis">finding important patterns</text:span> in the data.</text:p>
        </text:list-item>
      </text:list>
      <text:h text:style-name="Heading_20_3" text:outline-level="3">2. <text:span text:style-name="Strong_20_Emphasis">Linear Discriminant Analysis (LDA)</text:span></text:h>
      <text:list xml:id="list1793828452956866118" text:style-name="L5">
        <text:list-item>
          <text:p text:style-name="P12"><text:span text:style-name="Strong_20_Emphasis">Goal</text:span>: Reduce dimensions while <text:span text:style-name="Strong_20_Emphasis">maximizing separation between classes</text:span> (using label information).</text:p>
        </text:list-item>
        <text:list-item>
          <text:p text:style-name="P12"><text:span text:style-name="Strong_20_Emphasis">When to Use</text:span>: LDA is ideal for <text:span text:style-name="Strong_20_Emphasis">supervised problems</text:span> where you have labeled data and want to prepare it for classification tasks (e.g., distinguishing between types of wine, predicting a category).</text:p>
        </text:list-item>
        <text:list-item>
          <text:p text:style-name="P5"><text:span text:style-name="Strong_20_Emphasis">Best For</text:span>: Situations where you need the model to <text:span text:style-name="Strong_20_Emphasis">separate different classes</text:span> effectively, and you want to focus on features that help distinguish those classes.</text:p>
        </text:list-item>
      </text:list>
      <text:h text:style-name="Heading_20_3" text:outline-level="3"><text:span text:style-name="Strong_20_Emphasis">How to Choose?</text:span></text:h>
      <text:list xml:id="list6008344453898703287" text:style-name="L6">
        <text:list-item>
          <text:p text:style-name="P13"><text:span text:style-name="Strong_20_Emphasis">If you have labels (categories)</text:span> and want to improve class separability, go with <text:span text:style-name="Strong_20_Emphasis">LDA</text:span>. It uses the label information to make the classes more distinct.</text:p>
        </text:list-item>
        <text:list-item>
          <text:p text:style-name="P13"><text:span text:style-name="Strong_20_Emphasis">If you don’t have labels</text:span> or are interested in the main patterns regardless of class, use <text:span text:style-name="Strong_20_Emphasis">PCA</text:span>. PCA finds the most important directions without worrying about class information.</text:p>
        </text:list-item>
        <text:list-item>
          <text:p text:style-name="P13"><text:span text:style-name="Strong_20_Emphasis">For exploratory analysis</text:span> or <text:span text:style-name="Strong_20_Emphasis">noise reduction</text:span>, PCA is generally preferred, as it captures the most variance in fewer dimensions.</text:p>
        </text:list-item>
        <text:list-item>
          <text:p text:style-name="P6"><text:span text:style-name="Strong_20_Emphasis">For classification tasks</text:span> with labeled data, LDA can improve accuracy by focusing on features that help distinguish classes.</text:p>
        </text:list-item>
      </text:list>
      <text:p text:style-name="Text_20_body">In summary:</text:p>
      <text:list xml:id="list7735196908622903479" text:style-name="L7">
        <text:list-item>
          <text:p text:style-name="P14">Use <text:span text:style-name="Strong_20_Emphasis">PCA</text:span> for general dimension reduction when class labels aren’t important.</text:p>
        </text:list-item>
        <text:list-item>
          <text:p text:style-name="P7">Use <text:span text:style-name="Strong_20_Emphasis">LDA</text:span> for classification problems where class labels matter and you want better class separation.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10T04:22:15.91</meta:creation-date>
    <meta:document-statistic meta:table-count="0" meta:image-count="0" meta:object-count="0" meta:page-count="2" meta:paragraph-count="41" meta:word-count="616" meta:character-count="3753"/>
    <dc:date>2024-11-10T04:26:26.97</dc:date>
    <dc:creator>Akram MTir</dc:creator>
    <meta:editing-duration>PT4M11S</meta:editing-duration>
    <meta:editing-cycles>1</meta:editing-cycles>
    <meta:generator>OpenOffice/4.1.11$Win32 OpenOffice.org_project/4111m1$Build-9808</meta:generator>
  </office:meta>
</office:document-meta>
</file>